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covering C</text:h>
      <text:h text:style-name="Heading_20_2" text:outline-level="2">Hello World</text:h>
      <text:p text:style-name="Text_20_body">First we need to include stdio.h:</text:p>
      <text:p text:style-name="Preformatted_20_Text">${hello.c#include}</text:p>
      <text:p text:style-name="Text_20_body">Then we can write our main function:</text:p>
      <text:p text:style-name="Preformatted_20_Text">${hello.c#main}</text:p>
      <text:p text:style-name="Text_20_body">That's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4T15:43:39</meta:creation-date>
    <dc:date>2011-06-25T00:40:32</dc:date>
    <meta:editing-duration>PT1H46M12S</meta:editing-duration>
    <meta:editing-cycles>8</meta:editing-cycles>
    <meta:generator>LibreOffice/3.3$Unix LibreOffice_project/330m19$Build-202</meta:generator>
    <meta:document-statistic meta:table-count="0" meta:image-count="0" meta:object-count="0" meta:page-count="1" meta:paragraph-count="7" meta:word-count="21" meta:character-count="136"/>
  </office:meta>
</office:document-meta>
</file>